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2">
      <style:paragraph-properties fo:line-height="150%" fo:text-align="justify" style:justify-single-word="false"/>
      <style:text-properties officeooo:rsid="0000308c" officeooo:paragraph-rsid="0000308c"/>
    </style:style>
    <style:style style:name="P2" style:family="paragraph" style:parent-style-name="Standard">
      <style:paragraph-properties fo:line-height="150%" fo:text-align="justify" style:justify-single-word="false"/>
      <style:text-properties officeooo:rsid="0000308c" officeooo:paragraph-rsid="0000308c"/>
    </style:style>
    <style:style style:name="P3" style:family="paragraph" style:parent-style-name="Standard">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4" style:family="paragraph" style:parent-style-name="Standard">
      <style:paragraph-properties fo:line-height="150%" fo:text-align="justify" style:justify-single-word="false"/>
      <style:text-properties fo:font-style="normal" style:text-underline-style="none" style:font-style-asian="normal" style:font-style-complex="normal"/>
    </style:style>
    <style:style style:name="P5" style:family="paragraph" style:parent-style-name="Standard">
      <style:paragraph-properties fo:line-height="150%" fo:text-align="justify" style:justify-single-word="false"/>
    </style:style>
    <style:style style:name="P6" style:family="paragraph" style:parent-style-name="Standard" style:list-style-name="L2">
      <style:paragraph-properties fo:line-height="150%"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o lidar com pessoas sem apoio que entraram recentemente na maior idade mas que não são órfãs?</text:p>
      <text:p text:style-name="P4"/>
      <text:p text:style-name="P5">Uma maneira de se lidar com a ingressão dessas pessoas no sistema seria a de adicionar uma camada de "aprovação" no cadastro das mesmas no sistema, de modo que quando uma pessoa que se enquadre nesse perfil fosse criar seu cadastro ela passasse por uma avaliação do tipo:</text:p>
      <text:p text:style-name="P5"/>
      <text:list xml:id="list259443281" text:style-name="L2">
        <text:list-item>
          <text:p text:style-name="P6">Pessoa envia o porquê de estar se cadastrando;</text:p>
        </text:list-item>
        <text:list-item>
          <text:p text:style-name="P6">Algum membro do projeto avalia esse porquê e se essa pessoa se enquadra no perfil que estamos atendendo;</text:p>
        </text:list-item>
        <text:list-item>
          <text:p text:style-name="P6">Essa avaliação passa por análise de pelo menos mais uma pessoa, para evitar "favorecimentos";</text:p>
        </text:list-item>
        <text:list-item>
          <text:p text:style-name="P1">(opcional) Marcar chamadas, encontros ou reuniões com esses candidatos, para estabelecer uma relação orgânica e aprimorar o processo de aprovação incluindo o feedback destes para com o comissão de aprovação.</text:p>
        </text:list-item>
        <text:list-item>
          <text:p text:style-name="P6">Cadastro da pessoa é aceito ou negado, dependendo da decisão tomada pelos avaliadores.</text:p>
        </text:list-item>
      </text:list>
      <text:p text:style-name="P5"/>
      <text:p text:style-name="P2">Esse processo em quatro etapas pode ser muito agilizado se também forem empregados voluntários de análise.</text:p>
      <text:p text:style-name="P2"/>
      <text:p text:style-name="P2">Para que a seleção funcione também seria necessário que esse processo fosse o mais orgânico possível, já que a espera prolongada de aprovação pode levar a desistência de alguns jovens, mesmo que esses fossem posteriormente aprovados, criando uma crença negativa de <text:s/>“sempre que eu precisar de algo vai demorar” neles, nos voluntários e nas empresas parceir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H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H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5T18:47:06.892502166</meta:creation-date>
    <dc:date>2021-04-25T18:58:30.341924841</dc:date>
    <meta:editing-duration>PT47S</meta:editing-duration>
    <meta:editing-cycles>1</meta:editing-cycles>
    <meta:document-statistic meta:table-count="0" meta:image-count="0" meta:object-count="0" meta:page-count="1" meta:paragraph-count="9" meta:word-count="225" meta:character-count="1378" meta:non-whitespace-character-count="1166"/>
    <meta:generator>LibreOffice/7.1.2.2$Linux_X86_64 LibreOffice_project/8a45595d069ef5570103caea1b71cc9d82b2aae4</meta:generator>
  </office:meta>
</office:document-meta>
</file>